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DSans" svg:font-family="DSans" style:font-family-generic="swiss"/>
    <style:font-face style:name="LKLUG" svg:font-family="LKLUG" style:font-adornments="Bold" style:font-pitch="variable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aree1" svg:font-family="Waree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Default_20_Text">
      <style:text-properties fo:color="#ff0000" style:font-name="Waree" fo:font-size="10.5pt" fo:font-weight="bold" style:font-size-asian="11pt" style:font-weight-asian="bold" style:font-size-complex="11pt" style:font-weight-complex="bold"/>
    </style:style>
    <style:style style:name="P3" style:family="paragraph" style:parent-style-name="Default_20_Text">
      <style:text-properties fo:color="#ff0000" style:font-name="Waree" fo:font-size="6pt" fo:font-weight="bold" style:font-size-asian="6pt" style:font-weight-asian="bold" style:font-size-complex="6pt" style:font-weight-complex="bold"/>
    </style:style>
    <style:style style:name="P4" style:family="paragraph" style:parent-style-name="Default_20_Text">
      <style:paragraph-properties fo:text-align="center" style:justify-single-word="false"/>
      <style:text-properties fo:color="#ff0000" style:font-name="Waree" fo:font-size="15pt" fo:font-weight="bold" style:font-size-asian="15pt" style:font-weight-asian="bold" style:font-size-complex="15pt" style:font-weight-complex="bold"/>
    </style:style>
    <style:style style:name="P5" style:family="paragraph" style:parent-style-name="Default_20_Text">
      <style:paragraph-properties fo:text-align="center" style:justify-single-word="false"/>
      <style:text-properties fo:color="#ff3333" style:font-name="Waree" fo:font-size="10.5pt" fo:font-weight="bold" style:font-size-asian="15pt" style:font-weight-asian="bold" style:font-size-complex="15pt" style:font-weight-complex="bold"/>
    </style:style>
    <style:style style:name="P6" style:family="paragraph" style:parent-style-name="Default_20_Text">
      <style:text-properties fo:color="#ff3333" style:font-name="Waree" fo:font-size="10.5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Default_20_Text">
      <style:paragraph-properties fo:line-height="100%"/>
      <style:text-properties fo:color="#ff3333" style:font-name="Waree" fo:font-size="10.5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Default_20_Text">
      <style:text-properties fo:color="#ff3333" style:font-name="Waree" fo:font-size="10.5pt" fo:background-color="transparent" style:font-size-asian="11pt" style:font-size-complex="11pt"/>
    </style:style>
    <style:style style:name="P9" style:family="paragraph" style:parent-style-name="Default_20_Text">
      <style:text-properties fo:color="#ff3333" style:font-name="Waree" fo:font-size="10.5pt" fo:font-weight="normal" fo:background-color="transparent" style:font-size-asian="11pt" style:font-weight-asian="normal" style:font-size-complex="11pt" style:font-weight-complex="normal"/>
    </style:style>
    <style:style style:name="P10" style:family="paragraph" style:parent-style-name="Default_20_Text">
      <style:text-properties fo:color="#ff3333" style:font-name="Waree" fo:font-size="10.5pt" style:font-size-asian="11pt" style:font-size-complex="11pt"/>
    </style:style>
    <style:style style:name="P11" style:family="paragraph" style:parent-style-name="Default_20_Text">
      <style:text-properties fo:color="#ff3333" style:font-name="Waree" fo:font-size="6pt" fo:background-color="transparent" style:font-size-asian="6pt" style:font-size-complex="6pt"/>
    </style:style>
    <style:style style:name="P12" style:family="paragraph" style:parent-style-name="Default_20_Text">
      <style:text-properties fo:color="#ff3333" style:font-name="Waree" fo:font-size="6pt" fo:font-weight="bold" fo:background-color="transparent" style:font-size-asian="6pt" style:font-weight-asian="bold" style:font-size-complex="6pt" style:font-weight-complex="bold"/>
    </style:style>
    <style:style style:name="P13" style:family="paragraph" style:parent-style-name="Default_20_Text">
      <style:text-properties fo:color="#ff3333" style:font-name="Waree1" fo:font-size="10.5pt" fo:font-weight="bold" fo:background-color="transparent" style:font-size-asian="10.5pt" style:font-weight-asian="bold" style:font-size-complex="10.5pt" style:font-weight-complex="bold"/>
    </style:style>
    <style:style style:name="P14" style:family="paragraph" style:parent-style-name="Default_20_Text">
      <style:paragraph-properties fo:line-height="100%"/>
      <style:text-properties fo:color="#ff3333" style:font-name="Waree1" fo:font-size="10.5pt" fo:font-weight="bold" fo:background-color="transparent" style:font-size-asian="10.5pt" style:font-weight-asian="bold" style:font-size-complex="10.5pt" style:font-weight-complex="bold"/>
    </style:style>
    <style:style style:name="P15" style:family="paragraph" style:parent-style-name="Default_20_Text">
      <style:text-properties fo:color="#ff3333" style:font-name="Waree1" fo:font-size="10.5pt" fo:background-color="transparent" style:font-size-asian="10.5pt" style:font-size-complex="10.5pt"/>
    </style:style>
    <style:style style:name="P16" style:family="paragraph" style:parent-style-name="Default_20_Text">
      <style:paragraph-properties fo:line-height="100%"/>
      <style:text-properties fo:color="#ff3333" style:font-name="Waree1" fo:font-size="10.5pt" fo:background-color="transparent" style:font-size-asian="10.5pt" style:font-size-complex="10.5pt"/>
    </style:style>
    <style:style style:name="P17" style:family="paragraph" style:parent-style-name="Default_20_Text">
      <style:text-properties fo:color="#ff3333" style:font-name="Waree1" fo:font-size="6pt" fo:background-color="transparent" style:font-size-asian="6pt" style:font-size-complex="6pt"/>
    </style:style>
    <style:style style:name="P18" style:family="paragraph" style:parent-style-name="Default_20_Text">
      <style:paragraph-properties fo:line-height="100%"/>
      <style:text-properties fo:color="#ff3333" style:font-name="Waree1" fo:font-size="6pt" fo:background-color="transparent" style:font-size-asian="6pt" style:font-size-complex="6pt"/>
    </style:style>
    <style:style style:name="P19" style:family="paragraph" style:parent-style-name="Default_20_Text">
      <style:text-properties fo:color="#ff3333" style:font-name="Waree1" fo:font-size="6pt" fo:font-weight="bold" fo:background-color="transparent" style:font-size-asian="6pt" style:font-weight-asian="bold" style:font-size-complex="6pt" style:font-weight-complex="bold"/>
    </style:style>
    <style:style style:name="P20" style:family="paragraph" style:parent-style-name="Default_20_Text">
      <style:text-properties fo:color="#336699" style:font-name="Waree" fo:font-size="12pt" fo:font-weight="bold" style:font-size-asian="11pt" style:font-weight-asian="bold" style:font-size-complex="11pt" style:font-weight-complex="bold"/>
    </style:style>
    <style:style style:name="P21" style:family="paragraph" style:parent-style-name="Default_20_Text">
      <style:text-properties fo:color="#336699" style:font-name="Waree" fo:font-size="6pt" fo:font-weight="bold" style:font-size-asian="6pt" style:font-weight-asian="bold" style:font-size-complex="6pt" style:font-weight-complex="bold"/>
    </style:style>
    <style:style style:name="P22" style:family="paragraph" style:parent-style-name="Default_20_Text">
      <style:text-properties fo:color="#336699" style:font-name="Waree" fo:font-size="10.5pt" fo:font-weight="bold" style:font-size-asian="11pt" style:font-weight-asian="bold" style:font-size-complex="11pt" style:font-weight-complex="bold"/>
    </style:style>
    <style:style style:name="P23" style:family="paragraph" style:parent-style-name="Default_20_Text">
      <style:text-properties style:font-name="Waree" fo:font-size="10.5pt"/>
    </style:style>
    <style:style style:name="P24" style:family="paragraph" style:parent-style-name="Default_20_Text">
      <style:text-properties style:font-name="Waree" fo:font-size="10.5pt" style:font-size-asian="11pt" style:font-size-complex="11pt"/>
    </style:style>
    <style:style style:name="P25" style:family="paragraph" style:parent-style-name="Default_20_Text">
      <style:text-properties style:font-name="Waree" fo:font-size="10.5pt" officeooo:rsid="000e3b77" officeooo:paragraph-rsid="000e3b77" style:font-size-asian="11pt" style:font-size-complex="11pt"/>
    </style:style>
    <style:style style:name="P26" style:family="paragraph" style:parent-style-name="Default_20_Text">
      <style:text-properties style:font-name="Waree" fo:font-size="10.5pt" fo:font-weight="bold" style:font-size-asian="11pt" style:font-weight-asian="bold" style:font-size-complex="11pt" style:font-weight-complex="bold"/>
    </style:style>
    <style:style style:name="P27" style:family="paragraph" style:parent-style-name="Default_20_Text">
      <style:text-properties style:font-name="Waree" fo:font-size="10.5pt" fo:font-weight="normal" style:font-size-asian="11pt" style:font-weight-asian="normal" style:font-size-complex="11pt" style:font-weight-complex="normal"/>
    </style:style>
    <style:style style:name="P28" style:family="paragraph" style:parent-style-name="Default_20_Text">
      <style:text-properties style:font-name="Waree" fo:font-size="6pt" fo:font-weight="bold" style:font-size-asian="6pt" style:font-weight-asian="bold" style:font-size-complex="6pt" style:font-weight-complex="bold"/>
    </style:style>
    <style:style style:name="P29" style:family="paragraph" style:parent-style-name="Default_20_Text">
      <style:text-properties style:font-name="Waree" fo:font-size="6pt" fo:font-weight="normal" style:font-size-asian="6pt" style:font-weight-asian="normal" style:font-size-complex="6pt" style:font-weight-complex="normal"/>
    </style:style>
    <style:style style:name="P30" style:family="paragraph" style:parent-style-name="Default_20_Text">
      <style:text-properties style:font-name="Waree" fo:font-size="6pt" style:font-size-asian="6pt" style:font-size-complex="6pt"/>
    </style:style>
    <style:style style:name="P31" style:family="paragraph" style:parent-style-name="Default_20_Text">
      <style:text-properties style:font-name="Waree" fo:font-size="12pt" fo:font-weight="bold" style:font-size-asian="11pt" style:font-weight-asian="bold" style:font-size-complex="11pt" style:font-weight-complex="bold"/>
    </style:style>
    <style:style style:name="P32" style:family="paragraph" style:parent-style-name="Default_20_Text">
      <style:text-properties fo:color="#6666ff" style:font-name="Waree" fo:font-size="10.5pt" fo:font-weight="normal" style:font-size-asian="10.5pt" style:font-weight-asian="normal" style:font-size-complex="10.5pt" style:font-weight-complex="normal"/>
    </style:style>
    <style:style style:name="P33" style:family="paragraph" style:parent-style-name="Default_20_Text">
      <style:text-properties fo:font-weight="normal" style:font-weight-asian="normal" style:font-weight-complex="normal"/>
    </style:style>
    <style:style style:name="P34" style:family="paragraph" style:parent-style-name="Default_20_Text">
      <style:text-properties officeooo:paragraph-rsid="000e3b77"/>
    </style:style>
    <style:style style:name="P35" style:family="paragraph" style:parent-style-name="Default_20_Text">
      <style:paragraph-properties fo:margin-left="0in" fo:margin-right="0in" fo:text-indent="0in" style:auto-text-indent="false"/>
      <style:text-properties fo:color="#000000" style:font-name="Waree" fo:font-size="10.5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P36" style:family="paragraph" style:parent-style-name="Default_20_Text">
      <style:paragraph-properties fo:margin-left="0in" fo:margin-right="0in" fo:text-indent="0in" style:auto-text-indent="false"/>
      <style:text-properties fo:color="#000000" style:font-name="Waree" fo:font-size="10.5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P37" style:family="paragraph" style:parent-style-name="Default_20_Text">
      <style:paragraph-properties fo:margin-left="0in" fo:margin-right="0in" fo:text-indent="0in" style:auto-text-indent="false"/>
      <style:text-properties fo:color="#000000" style:font-name="Waree" fo:font-size="10.5pt" style:font-name-asian="Liberation Serif1" style:font-size-asian="12pt" style:font-name-complex="Liberation Serif1" style:font-size-complex="12pt"/>
    </style:style>
    <style:style style:name="P38" style:family="paragraph" style:parent-style-name="Default_20_Text">
      <style:paragraph-properties fo:margin-left="0in" fo:margin-right="0in" fo:text-indent="0in" style:auto-text-indent="false"/>
      <style:text-properties fo:color="#000000" style:font-name="Waree" fo:font-size="6pt" style:font-name-asian="Liberation Serif1" style:font-size-asian="6pt" style:font-name-complex="Liberation Serif1" style:font-size-complex="6pt"/>
    </style:style>
    <style:style style:name="P39" style:family="paragraph" style:parent-style-name="Default_20_Text">
      <style:paragraph-properties fo:margin-left="0in" fo:margin-right="0in" fo:text-indent="0in" style:auto-text-indent="false"/>
      <style:text-properties fo:color="#000000" style:font-name="Waree" fo:font-size="6pt" fo:font-weight="bold" style:font-name-asian="Liberation Serif1" style:font-size-asian="6pt" style:font-weight-asian="bold" style:font-name-complex="Liberation Serif1" style:font-size-complex="6pt" style:font-weight-complex="bold"/>
    </style:style>
    <style:style style:name="P40" style:family="paragraph" style:parent-style-name="Default_20_Text">
      <style:paragraph-properties fo:margin-left="0in" fo:margin-right="0in" fo:margin-top="0in" fo:margin-bottom="0in" loext:contextual-spacing="false" fo:text-indent="0in" style:auto-text-indent="false"/>
      <style:text-properties style:font-name="Waree" fo:font-size="10.5pt" fo:font-weight="bold" style:font-size-asian="12pt" style:font-weight-asian="bold" style:font-size-complex="12pt" style:font-weight-complex="bold"/>
    </style:style>
    <style:style style:name="P41" style:family="paragraph" style:parent-style-name="Default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Waree" fo:font-size="10.5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P42" style:family="paragraph" style:parent-style-name="Default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Waree" fo:font-size="10.5pt" style:font-name-asian="Liberation Serif1" style:font-size-asian="12pt" style:font-name-complex="Liberation Serif1" style:font-size-complex="12pt"/>
    </style:style>
    <style:style style:name="P43" style:family="paragraph" style:parent-style-name="Default_20_Text">
      <style:paragraph-properties fo:margin-left="0.4925in" fo:margin-right="0in" fo:text-indent="0in" style:auto-text-indent="false"/>
      <style:text-properties style:font-name="Waree" fo:font-size="10.5pt" style:font-size-asian="11pt" style:font-size-complex="11pt"/>
    </style:style>
    <style:style style:name="P44" style:family="paragraph" style:parent-style-name="Default_20_Text">
      <style:paragraph-properties fo:margin-left="0.4925in" fo:margin-right="0in" fo:text-indent="0in" style:auto-text-indent="false"/>
      <style:text-properties style:font-name="Waree" fo:font-size="10.5pt" fo:font-weight="bold" style:font-size-asian="11pt" style:font-weight-asian="bold" style:font-size-complex="11pt" style:font-weight-complex="bold"/>
    </style:style>
    <style:style style:name="P45" style:family="paragraph" style:parent-style-name="Default_20_Text">
      <style:paragraph-properties fo:margin-left="0.4925in" fo:margin-right="0in" fo:text-indent="0in" style:auto-text-indent="false"/>
      <style:text-properties style:font-name="Waree" fo:font-size="6pt" fo:font-weight="bold" style:font-size-asian="6pt" style:font-weight-asian="bold" style:font-size-complex="6pt" style:font-weight-complex="bold"/>
    </style:style>
    <style:style style:name="P46" style:family="paragraph" style:parent-style-name="Default_20_Text">
      <style:paragraph-properties fo:margin-left="0.4925in" fo:margin-right="0in" fo:text-indent="0in" style:auto-text-indent="false"/>
      <style:text-properties fo:color="#336699" style:font-name="Waree" fo:font-size="10.5pt" fo:font-weight="bold" style:font-size-asian="11pt" style:font-weight-asian="bold" style:font-size-complex="11pt" style:font-weight-complex="bold"/>
    </style:style>
    <style:style style:name="P47" style:family="paragraph" style:parent-style-name="Default_20_Text">
      <style:paragraph-properties fo:margin-left="0.4925in" fo:margin-right="0in" fo:text-indent="0in" style:auto-text-indent="false"/>
      <style:text-properties fo:color="#336699" style:font-name="Waree" fo:font-size="6pt" fo:font-weight="bold" style:font-size-asian="6pt" style:font-weight-asian="bold" style:font-size-complex="6pt" style:font-weight-complex="bold"/>
    </style:style>
    <style:style style:name="P48" style:family="paragraph" style:parent-style-name="Default_20_Text">
      <style:paragraph-properties fo:margin-left="0.4925in" fo:margin-right="0in" fo:text-indent="0in" style:auto-text-indent="false"/>
      <style:text-properties fo:color="#333333" style:font-name="Waree" fo:font-size="6pt" fo:font-weight="normal" style:font-size-asian="6pt" style:font-weight-asian="normal" style:font-size-complex="6pt" style:font-weight-complex="normal"/>
    </style:style>
    <style:style style:name="P49" style:family="paragraph" style:parent-style-name="Default_20_Text">
      <style:paragraph-properties fo:margin-left="0.4925in" fo:margin-right="0in" fo:text-indent="0in" style:auto-text-indent="false"/>
      <style:text-properties fo:color="#333333" style:font-name="Waree" fo:font-size="6pt" fo:font-weight="normal" style:font-size-asian="6pt" style:font-weight-asian="bold" style:font-size-complex="6pt" style:font-weight-complex="bold"/>
    </style:style>
    <style:style style:name="P50" style:family="paragraph" style:parent-style-name="Default_20_Text">
      <style:paragraph-properties fo:margin-left="0.4925in" fo:margin-right="0in" fo:text-indent="0in" style:auto-text-indent="false"/>
      <style:text-properties fo:color="#333333" style:font-name="Waree" fo:font-size="10.5pt" fo:font-weight="normal" style:font-size-asian="11pt" style:font-weight-asian="bold" style:font-size-complex="11pt" style:font-weight-complex="bold"/>
    </style:style>
    <style:style style:name="P51" style:family="paragraph" style:parent-style-name="Default_20_Text">
      <style:paragraph-properties fo:margin-left="0.4925in" fo:margin-right="0in" fo:text-indent="0in" style:auto-text-indent="false"/>
      <style:text-properties fo:color="#333333" style:font-name="Waree" fo:font-size="10.5pt" fo:font-weight="bold" style:font-size-asian="11pt" style:font-weight-asian="bold" style:font-size-complex="11pt" style:font-weight-complex="bold"/>
    </style:style>
    <style:style style:name="P52" style:family="paragraph" style:parent-style-name="Default_20_Text">
      <style:paragraph-properties fo:margin-left="0.4925in" fo:margin-right="0in" fo:margin-top="0in" fo:margin-bottom="0in" loext:contextual-spacing="false" fo:text-indent="0in" style:auto-text-indent="false"/>
      <style:text-properties style:font-name="Waree" fo:font-size="10.5pt" fo:font-weight="bold" style:font-size-asian="11pt" style:font-weight-asian="bold" style:font-size-complex="11pt" style:font-weight-complex="bold"/>
    </style:style>
    <style:style style:name="P53" style:family="paragraph" style:parent-style-name="Default_20_Text">
      <style:paragraph-properties fo:margin-top="0in" fo:margin-bottom="0in" loext:contextual-spacing="false"/>
      <style:text-properties style:font-name="Waree1" fo:font-size="10.5pt" style:font-size-asian="10.5pt" style:font-size-complex="10.5pt"/>
    </style:style>
    <style:style style:name="P54" style:family="paragraph" style:parent-style-name="Default_20_Text">
      <style:paragraph-properties fo:margin-top="0in" fo:margin-bottom="0in" loext:contextual-spacing="false"/>
      <style:text-properties style:font-name="Waree1" fo:font-size="10.5pt" fo:font-weight="bold" style:font-size-asian="10.5pt" style:font-weight-asian="bold" style:font-size-complex="10.5pt" style:font-weight-complex="bold"/>
    </style:style>
    <style:style style:name="P55" style:family="paragraph" style:parent-style-name="Default_20_Text">
      <style:paragraph-properties fo:margin-top="0in" fo:margin-bottom="0in" loext:contextual-spacing="false"/>
      <style:text-properties fo:color="#ff3333" style:font-name="Waree1" fo:font-size="10.5pt" style:font-size-asian="10.5pt" style:font-size-complex="10.5pt"/>
    </style:style>
    <style:style style:name="P56" style:family="paragraph" style:parent-style-name="Default_20_Text">
      <style:paragraph-properties fo:margin-top="0in" fo:margin-bottom="0in" loext:contextual-spacing="false"/>
      <style:text-properties fo:color="#ff3333" style:font-name="Waree1" fo:font-size="10.5pt" fo:font-weight="normal" style:font-size-asian="10.5pt" style:font-weight-asian="normal" style:font-size-complex="10.5pt" style:font-weight-complex="normal"/>
    </style:style>
    <style:style style:name="P57" style:family="paragraph" style:parent-style-name="Default_20_Text">
      <style:paragraph-properties fo:margin-top="0in" fo:margin-bottom="0in" loext:contextual-spacing="false"/>
      <style:text-properties style:font-name="Waree" fo:font-size="10.5pt" fo:font-weight="bold" style:font-size-asian="11pt" style:font-weight-asian="bold" style:font-size-complex="11pt" style:font-weight-complex="bold"/>
    </style:style>
    <style:style style:name="P58" style:family="paragraph" style:parent-style-name="Default_20_Text">
      <style:paragraph-properties fo:margin-top="0in" fo:margin-bottom="0in" loext:contextual-spacing="false"/>
      <style:text-properties style:use-window-font-color="true" style:font-name="Waree" fo:font-size="10.5pt" fo:font-weight="normal" style:font-size-asian="11pt" style:font-weight-asian="normal" style:font-size-complex="11pt" style:font-weight-complex="normal"/>
    </style:style>
    <style:style style:name="P59" style:family="paragraph" style:parent-style-name="Default_20_Text">
      <style:paragraph-properties fo:margin-left="-0.0417in" fo:margin-right="0in" fo:text-indent="0in" style:auto-text-indent="false"/>
    </style:style>
    <style:style style:name="P60" style:family="paragraph" style:parent-style-name="Default_20_Text">
      <style:paragraph-properties fo:margin-left="-0.0417in" fo:margin-right="0in" fo:text-indent="0in" style:auto-text-indent="false"/>
      <style:text-properties officeooo:paragraph-rsid="000e3b77"/>
    </style:style>
    <style:style style:name="P61" style:family="paragraph" style:parent-style-name="Default_20_Text">
      <style:paragraph-properties fo:margin-left="-0.0417in" fo:margin-right="0in" fo:text-indent="0in" style:auto-text-indent="false"/>
      <style:text-properties fo:color="#000000" style:font-name="Waree" fo:font-size="10.5pt" fo:font-weight="normal" officeooo:rsid="000e3b77" officeooo:paragraph-rsid="000e3b77" style:font-name-asian="DSans" style:font-size-asian="11pt" style:font-weight-asian="normal" style:font-name-complex="DSans" style:font-size-complex="11pt" style:font-weight-complex="normal"/>
    </style:style>
    <style:style style:name="P62" style:family="paragraph" style:parent-style-name="Default_20_Text" style:list-style-name="L1">
      <style:text-properties style:font-name="Waree" fo:font-size="12pt" fo:font-weight="bold" style:font-size-asian="11pt" style:font-weight-asian="bold" style:font-size-complex="11pt" style:font-weight-complex="bold"/>
    </style:style>
    <style:style style:name="P63" style:family="paragraph" style:parent-style-name="Default_20_Text" style:list-style-name="L2">
      <style:text-properties style:font-name="Waree" fo:font-size="6pt" fo:font-weight="bold" style:font-size-asian="6pt" style:font-weight-asian="bold" style:font-size-complex="6pt" style:font-weight-complex="bold"/>
    </style:style>
    <style:style style:name="P64" style:family="paragraph" style:parent-style-name="Default_20_Text" style:list-style-name="L4">
      <style:text-properties style:font-name="Waree" fo:font-size="10.5pt" style:font-size-asian="11pt" style:font-size-complex="11pt"/>
    </style:style>
    <style:style style:name="P65" style:family="paragraph" style:parent-style-name="Default_20_Text" style:list-style-name="L4">
      <style:text-properties style:use-window-font-color="true" style:font-name="LKLUG" fo:font-size="11pt" fo:font-weight="bold" style:font-weight-asian="bold" style:font-weight-complex="bold"/>
    </style:style>
    <style:style style:name="P66" style:family="paragraph" style:parent-style-name="Default_20_Text" style:list-style-name="L5"/>
    <style:style style:name="P67" style:family="paragraph" style:parent-style-name="Default_20_Text" style:list-style-name="L5">
      <style:text-properties fo:color="#000000" style:font-name="Waree" fo:font-size="11pt" fo:font-weight="bold" style:font-name-asian="DSans" style:font-size-asian="11pt" style:font-weight-asian="bold" style:font-name-complex="DSans" style:font-size-complex="11pt" style:font-weight-complex="bold"/>
    </style:style>
    <style:style style:name="P68" style:family="paragraph" style:parent-style-name="Default_20_Text" style:list-style-name="L3" style:master-page-name="">
      <style:paragraph-properties fo:margin-left="-0.0417in" fo:margin-right="0in" fo:text-indent="0in" style:auto-text-indent="false" style:page-number="auto"/>
      <style:text-properties officeooo:paragraph-rsid="000e3b77"/>
    </style:style>
    <style:style style:name="P69" style:family="paragraph" style:parent-style-name="Default_20_Text" style:list-style-name="L3">
      <style:paragraph-properties fo:margin-left="-0.0417in" fo:margin-right="0in" fo:text-indent="0in" style:auto-text-indent="false"/>
      <style:text-properties officeooo:paragraph-rsid="000e3b77"/>
    </style:style>
    <style:style style:name="P70" style:family="paragraph" style:parent-style-name="Default_20_Text" style:list-style-name="L6">
      <style:paragraph-properties fo:margin-top="0in" fo:margin-bottom="0in" loext:contextual-spacing="false"/>
      <style:text-properties style:use-window-font-color="true" style:font-name="Waree" fo:font-size="12pt" fo:font-weight="bold" style:font-size-asian="11pt" style:font-weight-asian="bold" style:font-size-complex="11pt" style:font-weight-complex="bold"/>
    </style:style>
    <style:style style:name="T1" style:family="text">
      <style:text-properties fo:color="#333333" fo:font-weight="normal" style:font-weight-asian="normal" style:font-weight-complex="normal"/>
    </style:style>
    <style:style style:name="T2" style:family="text">
      <style:text-properties fo:color="#333333" fo:font-weight="normal" style:font-weight-asian="bold" style:font-weight-complex="bold"/>
    </style:style>
    <style:style style:name="T3" style:family="text">
      <style:text-properties fo:color="#336699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3b77" style:font-weight-asian="bold" style:font-weight-complex="bold"/>
    </style:style>
    <style:style style:name="T6" style:family="text">
      <style:text-properties fo:font-weight="bold" style:font-size-asian="11pt" style:font-weight-asian="bold" style:font-size-complex="11pt" style:font-weight-complex="bold"/>
    </style:style>
    <style:style style:name="T7" style:family="text">
      <style:text-properties style:font-size-asian="11pt" style:font-size-complex="11pt"/>
    </style:style>
    <style:style style:name="T8" style:family="text">
      <style:text-properties fo:color="#000000" fo:font-weight="bold" style:font-name-asian="DSans" style:font-size-asian="10pt" style:font-weight-asian="bold" style:font-name-complex="DSans" style:font-size-complex="10pt" style:font-weight-complex="bold"/>
    </style:style>
    <style:style style:name="T9" style:family="text">
      <style:text-properties fo:color="#000000" style:font-name="Waree" fo:font-size="10.5pt" fo:font-weight="bold" style:font-name-asian="DSans" style:font-size-asian="10pt" style:font-weight-asian="bold" style:font-name-complex="DSans" style:font-size-complex="10pt" style:font-weight-complex="bold"/>
    </style:style>
    <style:style style:name="T10" style:family="text">
      <style:text-properties fo:color="#000000" style:font-name="Waree" fo:font-size="10.5pt" fo:font-weight="bold" style:font-name-asian="DSans" style:font-size-asian="11pt" style:font-weight-asian="bold" style:font-name-complex="DSans" style:font-size-complex="11pt" style:font-weight-complex="bold"/>
    </style:style>
    <style:style style:name="T11" style:family="text">
      <style:text-properties fo:color="#000000" style:font-name="Waree" fo:font-size="10.5pt" fo:font-weight="normal" style:font-name-asian="DSans" style:font-size-asian="11pt" style:font-weight-asian="normal" style:font-name-complex="DSans" style:font-size-complex="11pt" style:font-weight-complex="normal"/>
    </style:style>
    <style:style style:name="T12" style:family="text">
      <style:text-properties fo:color="#000000" style:font-name="Waree" fo:font-size="10.5pt" fo:font-weight="normal" officeooo:rsid="000e3b77" style:font-name-asian="DSans" style:font-size-asian="11pt" style:font-weight-asian="normal" style:font-name-complex="DSans" style:font-size-complex="11pt" style:font-weight-complex="normal"/>
    </style:style>
    <style:style style:name="T13" style:family="text">
      <style:text-properties fo:color="#000000" style:font-name="Waree" fo:font-size="11pt" fo:font-weight="bold" style:font-name-asian="DSans" style:font-size-asian="11pt" style:font-weight-asian="bold" style:font-name-complex="DSans" style:font-size-complex="11pt" style:font-weight-complex="bold"/>
    </style:style>
    <style:style style:name="T14" style:family="text">
      <style:text-properties fo:color="#000000" style:font-name="DSans" fo:font-size="10pt" style:font-name-asian="DSans" style:font-size-asian="10pt" style:font-name-complex="DSans" style:font-size-complex="10pt"/>
    </style:style>
    <style:style style:name="T15" style:family="text">
      <style:text-properties fo:color="#000000" style:font-name="DSans" fo:font-size="10pt" officeooo:rsid="000e3b77" style:font-name-asian="DSans" style:font-size-asian="10pt" style:font-name-complex="DSans" style:font-size-complex="10pt"/>
    </style:style>
    <style:style style:name="T16" style:family="text">
      <style:text-properties fo:color="#000000" style:font-name="DSans" fo:font-size="10pt" officeooo:rsid="000ec0e9" style:font-name-asian="DSans" style:font-size-asian="10pt" style:font-name-complex="DSans" style:font-size-complex="10pt"/>
    </style:style>
    <style:style style:name="T17" style:family="text">
      <style:text-properties fo:color="#000000" style:font-name="DSans" fo:font-size="10pt" fo:font-weight="bold" style:font-name-asian="DSans" style:font-size-asian="10pt" style:font-weight-asian="bold" style:font-name-complex="DSans" style:font-size-complex="10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461900" fo:font-weight="bold" style:font-weight-asian="bold" style:font-weight-complex="bold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color="#ff3333"/>
    </style:style>
    <style:style style:name="T23" style:family="text">
      <style:text-properties fo:color="#ff3333" fo:font-weight="bold" fo:background-color="transparent" loext:char-shading-value="0" style:font-weight-asian="bold" style:font-weight-complex="bold"/>
    </style:style>
    <style:style style:name="T24" style:family="text">
      <style:text-properties fo:color="#ff3333" fo:font-weight="bold" style:font-weight-asian="bold" style:font-weight-complex="bold"/>
    </style:style>
    <style:style style:name="T25" style:family="text">
      <style:text-properties fo:color="#ff3333" style:font-name="Waree1" fo:font-size="10.5pt" style:font-size-asian="10.5pt" style:font-size-complex="10.5pt"/>
    </style:style>
    <style:style style:name="T26" style:family="text">
      <style:text-properties fo:color="#ff3333" fo:font-weight="normal" style:font-weight-asian="normal" style:font-weight-complex="normal"/>
    </style:style>
    <style:style style:name="T27" style:family="text">
      <style:text-properties fo:color="#ff3333" fo:font-size="13pt" style:font-size-asian="13pt" style:font-size-complex="13pt"/>
    </style:style>
    <style:style style:name="T28" style:family="text">
      <style:text-properties style:font-name="Waree1" style:font-size-asian="10.5pt" style:font-size-complex="10.5pt"/>
    </style:style>
    <style:style style:name="T29" style:family="text">
      <style:text-properties style:font-name="Waree" fo:font-size="10.5pt" fo:font-weight="bold" style:font-size-asian="11pt" style:font-weight-asian="bold" style:font-size-complex="11pt" style:font-weight-complex="bold"/>
    </style:style>
    <style:style style:name="T30" style:family="text">
      <style:text-properties style:font-name="Waree" fo:font-size="10.5pt" style:font-size-asian="11pt" style:font-size-complex="11pt"/>
    </style:style>
    <style:style style:name="T31" style:family="text">
      <style:text-properties style:font-name="Waree" style:font-size-asian="11pt" style:font-size-complex="11pt"/>
    </style:style>
    <style:style style:name="T32" style:family="text">
      <style:text-properties style:font-name="Waree" fo:font-weight="normal" style:font-size-asian="11pt" style:font-weight-asian="normal" style:font-size-complex="11pt" style:font-weight-complex="normal"/>
    </style:style>
    <style:style style:name="T33" style:family="text">
      <style:text-properties fo:color="#6666ff"/>
    </style:style>
    <style:style style:name="T34" style:family="text">
      <style:text-properties fo:color="#6666ff" style:font-name="Waree" fo:font-size="10.5pt" style:font-size-asian="11pt" style:font-size-complex="11pt"/>
    </style:style>
    <style:style style:name="T35" style:family="text">
      <style:text-properties fo:color="#6666ff" fo:font-size="12pt" fo:font-weight="bold" style:font-size-asian="11pt" style:font-weight-asian="bold" style:font-size-complex="11pt" style:font-weight-complex="bold"/>
    </style:style>
    <style:style style:name="T36" style:family="text">
      <style:text-properties fo:color="#6666ff" fo:font-weight="normal" style:font-size-asian="11pt" style:font-weight-asian="normal" style:font-size-complex="11pt" style:font-weight-complex="normal"/>
    </style:style>
    <style:style style:name="T37" style:family="text">
      <style:text-properties fo:color="#6666ff" fo:font-weight="normal" style:font-size-asian="10.5pt" style:font-weight-asian="normal" style:font-size-complex="10.5pt" style:font-weight-complex="normal"/>
    </style:style>
    <style:style style:name="T38" style:family="text">
      <style:text-properties fo:font-size="12pt" fo:font-weight="bold" style:font-size-asian="11pt" style:font-weight-asian="bold" style:font-size-complex="11pt" style:font-weight-complex="bold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officeooo:rsid="000e3b77"/>
    </style:style>
    <style:style style:name="T42" style:family="text">
      <style:text-properties officeooo:rsid="001061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ales Connect Database Maintenance – Pre_production</text:p>
      <text:p text:style-name="P5"/>
      <text:p text:style-name="P20">Apache Servers :</text:p>
      <text:p text:style-name="P21"/>
      <text:p text:style-name="P24"><text:s text:c="7"/><text:tab/><text:tab/>g01acihttp013.ahe.pok.ibm.com </text:p>
      <text:p text:style-name="P46"><text:tab/><text:span text:style-name="T1">g01acihttp014.ahe.pok.ibm.com</text:span></text:p>
      <text:p text:style-name="P48"/>
      <text:p text:style-name="P20">Database servers :</text:p>
      <text:p text:style-name="P21"/>
      <text:p text:style-name="P43"><text:span text:style-name="T3"><text:tab/></text:span><text:span text:style-name="T2">g01acirdb019.ahe.pok.ibm.com</text:span></text:p>
      <text:p text:style-name="P50"><text:tab/>g01acirdb020.ahe.pok.ibm.com</text:p>
      <text:p text:style-name="P51">**********IMP: Instructions marked under <text:span text:style-name="T27">Red</text:span> color are not needed, until unless we have special instructions to do. ****************</text:p>
      <text:p text:style-name="P49"/>
      <text:p text:style-name="P47"/>
      <text:p text:style-name="P20">Procedure :</text:p>
      <text:p text:style-name="P21"/>
      <text:list xml:id="list957785591142334175" text:style-name="L1">
        <text:list-item>
          <text:p text:style-name="P62">Stop Apache and Filter on all servers in the below order.</text:p>
        </text:list-item>
      </text:list>
      <text:p text:style-name="P32">NOTE: Filter is no longer running on both http013 &amp; http014. <text:s/>So no need to stop it.</text:p>
      <text:list xml:id="list4322949500761784986" text:style-name="L2">
        <text:list-header>
          <text:p text:style-name="P63"/>
        </text:list-header>
      </text:list>
      <text:p text:style-name="P24"><text:tab/><text:tab/>g01acihttp013.ahe.pok.ibm.com </text:p>
      <text:p text:style-name="P22"><text:span text:style-name="T3"><text:tab/><text:tab/></text:span><text:span text:style-name="T1">g01acihttp014.ahe.pok.ibm.com</text:span></text:p>
      <text:p text:style-name="P28"/>
      <text:p text:style-name="P24"><text:span text:style-name="T4"><text:tab/>To stop Apache and Filter using </text:span><text:span text:style-name="T8">Apache Control script :</text:span></text:p>
      <text:p text:style-name="P28"/>
      <text:p text:style-name="P35"><text:s/><text:tab/><text:tab/><text:span text:style-name="T18">1) Login to <text:s/>g01acihttp013</text:span></text:p>
      <text:p text:style-name="P36"><text:tab/><text:tab/>2) Switch to root user (sudo su - <text:s/>)</text:p>
      <text:p text:style-name="P36"><text:tab/><text:tab/>3) Change to ScAdminsScripts directory (cd /var/www/htdocs/ScAdminScripts)</text:p>
      <text:p text:style-name="P36"><text:tab/><text:tab/>4) ./apacheControl.ksh </text:p>
      <text:p text:style-name="P38"/>
      <text:p text:style-name="P35"><text:tab/>Note : Ensure that Apache and Filter are stopped on both servers.</text:p>
      <text:p text:style-name="P39"/>
      <text:p text:style-name="P37"><text:span text:style-name="T4"><text:tab/><text:tab/></text:span><text:span text:style-name="T18">1) Wait for the completion of the script and check the log file for errors.</text:span></text:p>
      <text:p text:style-name="P36"><text:s text:c="7"/><text:tab/><text:tab/>2) The script send out an email on the task id and individual id's with the log file after</text:p>
      <text:p text:style-name="P36"><text:tab/><text:tab/> <text:s text:c="3"/>completion of execution.</text:p>
      <text:p text:style-name="P29"/>
      <text:p text:style-name="P44">Manual Procedure :</text:p>
      <text:p text:style-name="P45"/>
      <text:p text:style-name="P24"><text:tab/><text:span text:style-name="T4">To stop Apache :</text:span><text:tab/><text:tab/><text:tab/></text:p>
      <text:p text:style-name="P24"><text:tab/><text:tab/>/etc/rc.d/init.d/httpd stop</text:p>
      <text:p text:style-name="P24"><text:s text:c="10"/><text:span text:style-name="T4">To check apache status:</text:span></text:p>
      <text:p text:style-name="P24"><text:soft-page-break/><text:s text:c="14"/>ps -ef | grep httpd | grep -v grep </text:p>
      <text:p text:style-name="P24"><text:tab/> <text:s/>/etc/rc.d/init.d/httpd status </text:p>
      <text:p text:style-name="P30"/>
      <text:p text:style-name="P26"><text:tab/></text:p>
      <text:p text:style-name="P24"><text:span text:style-name="T4"><text:s text:c="6"/></text:span><text:span text:style-name="T26">To stop Filter :</text:span><text:span text:style-name="T22"><text:tab/></text:span></text:p>
      <text:p text:style-name="P10"><text:tab/><text:tab/>/etc/rc.d/init.d/lookup_serviced stop</text:p>
      <text:p text:style-name="P24"><text:span text:style-name="T4"><text:tab/></text:span><text:span text:style-name="T26">Note : Ensure that Apache and Filter are stopped, run the below commands.</text:span><text:span text:style-name="T24"> </text:span></text:p>
      <text:p text:style-name="P10"><text:span text:style-name="T4"><text:s text:c="22"/></text:span>ps -ef | grep filter </text:p>
      <text:p text:style-name="P30"/>
      <text:p text:style-name="P31">2. Disable the cron jobs on both g01acihttp013 ,g01acihttp014 as apache </text:p>
      <text:p text:style-name="P28"/>
      <text:p text:style-name="P24"><text:tab/><text:span text:style-name="T4">Note : Disable all the jobs except below on g01acihttp013</text:span> </text:p>
      <text:p text:style-name="P24"><text:tab/><text:tab/>##################################################### </text:p>
      <text:p text:style-name="P24"><text:tab/><text:tab/># WARNING: <text:s/>DO NOT comment out the cron job for sctgsat1_gce.sh </text:p>
      <text:p text:style-name="P24"><text:tab/><text:tab/># This script is to maintain apache access to GSA cell </text:p>
      <text:p text:style-name="P24"><text:tab/><text:tab/>##################################################### </text:p>
      <text:p text:style-name="P24"><text:tab/><text:tab/>11,21,31,41,51,01 * * * * /home/apache/sctgsat1_gce.sh /home/apache/sctgsat1_gce.dat</text:p>
      <text:p text:style-name="P24"><text:tab/><text:tab/> &gt; <text:tab/>/home/apache/apache.log 2&gt;&amp;1 </text:p>
      <text:p text:style-name="P24"><text:tab/><text:tab/>##################################################### </text:p>
      <text:p text:style-name="P24"><text:tab/><text:tab/>##################################################### </text:p>
      <text:p text:style-name="P24"><text:tab/><text:tab/> </text:p>
      <text:p text:style-name="P27"/>
      <text:p text:style-name="P27"/>
      <text:p text:style-name="P30"><text:s/><text:span text:style-name="T39">3 </text:span><text:span text:style-name="T38">. Database Backup (</text:span><text:span text:style-name="T35">We usually run online backup during the maintenance</text:span><text:span text:style-name="T38">)</text:span></text:p>
      <text:p text:style-name="P30"/>
      <text:p text:style-name="P24"><text:tab/><text:span text:style-name="T4">Note : Make sure enough Space is available in babckup directory, if space is not</text:span></text:p>
      <text:p text:style-name="P26"><text:tab/><text:tab/> <text:s/>available, verify the existing backups are in TSM and remove them. </text:p>
      <text:p text:style-name="P24"><text:tab/><text:tab/>dsmc q ba <text:s/>/db/a1insctp/db2backup/backup_image </text:p>
      <text:p text:style-name="P30"/>
      <text:p text:style-name="P26"><text:tab/>To run the onlne db backup :</text:p>
      <text:p text:style-name="P28"/>
      <text:p text:style-name="P27"><text:tab/><text:tab/>1) Login to g01acirdb019 server</text:p>
      <text:p text:style-name="P27"><text:tab/><text:tab/>2) Switch to root user (sudo su - )</text:p>
      <text:p text:style-name="P27"><text:tab/><text:tab/>3) Switch to a1insctp (su – a1insctp)</text:p>
      <text:p text:style-name="P24"><text:tab/><text:tab/>4) db2 "backup db saleconn online to /db/a1insctp/db2backup with 8 buffers buffer</text:p>
      <text:p text:style-name="P24"><text:tab/><text:tab/> <text:s text:c="3"/>8192 compress" </text:p>
      <text:p text:style-name="P28"/>
      <text:p text:style-name="P26"><text:tab/>To verify the backup status :</text:p>
      <text:p text:style-name="P24"><text:tab/><text:tab/>db2 list utilities show detail</text:p>
      <text:p text:style-name="P30"/>
      <text:p text:style-name="P24"><text:soft-page-break/><text:tab/><text:span text:style-name="T19">Note : If Offline backup is required (If someone requests), then only follow the below</text:span></text:p>
      <text:p text:style-name="P2"><text:tab/><text:tab/> <text:s/>steps (stop qcapture and HADR), else go to step 5 (DB Maintenance)</text:p>
      <text:p text:style-name="P3"/>
      <text:p text:style-name="P2"><text:tab/>Before Offline backup:</text:p>
      <text:p text:style-name="P3"/>
      <text:p text:style-name="P24"><text:span text:style-name="T20"><text:tab/></text:span><text:span text:style-name="T23">I). Stop qcapture on g01acirdb019 server. </text:span></text:p>
      <text:p text:style-name="P11"/>
      <text:p text:style-name="P8"><text:tab/><text:tab/>1) Login to g01acirdb019 server </text:p>
      <text:p text:style-name="P8"><text:tab/><text:tab/>2) Switch to root user (sudo su - ) </text:p>
      <text:p text:style-name="P8"><text:tab/><text:tab/>3) Switch to dpsiwcp <text:s/>user (su - dpsiwcp) </text:p>
      <text:p text:style-name="P8"><text:tab/><text:tab/>4) $cd ~/dpropout </text:p>
      <text:p text:style-name="P8"><text:tab/><text:tab/>5) $asnccmd capture_server=SALECONN capture_schema=ASN pwdfile=asnpwd.aut stop </text:p>
      <text:p text:style-name="P8"><text:tab/></text:p>
      <text:p text:style-name="P6"><text:tab/>Ensure that qcapture is stopped : </text:p>
      <text:p text:style-name="P8"><text:tab/><text:tab/>ps -ef | grep asncap </text:p>
      <text:p text:style-name="P8"><text:span text:style-name="T4"><text:tab/>Note : If it is not stopped, kill the process.</text:span> </text:p>
      <text:p text:style-name="P11"/>
      <text:p text:style-name="P8"><text:tab/><text:span text:style-name="T4">Disable the start_capture job in crontab : </text:span></text:p>
      <text:p text:style-name="P12"/>
      <text:p text:style-name="P8"><text:tab/><text:tab/>crontab -l |grep -i "/home/dpsiwcp/scripts/start_capture" </text:p>
      <text:p text:style-name="P11"/>
      <text:p text:style-name="P8"><text:tab/><text:tab/>00 07 * * 0 /home/dpsiwcp/scripts/start_capture1&gt;&gt;/home/dpsiwcp/torun/</text:p>
      <text:p text:style-name="P8"><text:tab/><text:tab/>start_capture.out 2&gt;&amp;1</text:p>
      <text:p text:style-name="P11"/>
      <text:p text:style-name="P6"><text:tab/>II). Stop HADR. </text:p>
      <text:p text:style-name="P11"/>
      <text:p text:style-name="P8"><text:tab/><text:span text:style-name="T4">Stop the HADR on primary (g01acirdb019) first : </text:span></text:p>
      <text:p text:style-name="P12"/>
      <text:p text:style-name="P8"><text:tab/><text:tab/>1) db2 force applications all</text:p>
      <text:p text:style-name="P8"><text:tab/><text:tab/>2) db2 deactivate db saleconn </text:p>
      <text:p text:style-name="P8"><text:tab/><text:tab/>3) db2 stop hadr on db saleconn</text:p>
      <text:p text:style-name="P11"/>
      <text:p text:style-name="P8"><text:tab/><text:span text:style-name="T4">Then stop HADR on Standby (g01acirdb020) :</text:span> </text:p>
      <text:p text:style-name="P11"/>
      <text:p text:style-name="P8"><text:tab/><text:tab/>1) db2 deactivate db saleconn </text:p>
      <text:p text:style-name="P8"><text:tab/><text:tab/>2) db2 stop hadr on db saleconn</text:p>
      <text:p text:style-name="P11"/>
      <text:p text:style-name="P8"><text:tab/><text:span text:style-name="T4">Note :</text:span> <text:span text:style-name="T4">Ensure that HADR is stopped </text:span></text:p>
      <text:p text:style-name="P8"><text:tab/><text:tab/>db2pd -d saleconn -hadr </text:p>
      <text:p text:style-name="P6"><text:tab/></text:p>
      <text:p text:style-name="P6"><text:s text:c="4"/><text:tab/>III). Offline Backup</text:p>
      <text:p text:style-name="P6"/>
      <text:p text:style-name="P6"><text:soft-page-break/><text:tab/>To run the offline backup :</text:p>
      <text:p text:style-name="P12"/>
      <text:p text:style-name="P8"><text:tab/><text:tab/>1) db2 list applications </text:p>
      <text:p text:style-name="P8"><text:tab/><text:tab/>2) db2 force application all </text:p>
      <text:p text:style-name="P8"><text:tab/><text:tab/>3) db2 connect to saleconn </text:p>
      <text:p text:style-name="P8"><text:tab/><text:tab/>4) db2 "QUIESCE DATABASE immediate force connections" </text:p>
      <text:p text:style-name="P8"><text:tab/><text:tab/>5) db2 connect reset </text:p>
      <text:p text:style-name="P8"><text:tab/><text:tab/>6) db2 deactivate database saleconn </text:p>
      <text:p text:style-name="P8"><text:tab/><text:tab/>7) db2 "backup db saleconn to /db/a1insctp/db2backup with 8 buffers buffer 8192</text:p>
      <text:p text:style-name="P8"><text:tab/><text:tab/> <text:s text:c="3"/>compress" </text:p>
      <text:p text:style-name="P8"><text:tab/></text:p>
      <text:p text:style-name="P6"><text:tab/>To check the backup status :</text:p>
      <text:p text:style-name="P8"><text:tab/><text:tab/>db2 list utilities show detail </text:p>
      <text:p text:style-name="P6"><text:tab/>Note : Once the offline backup finishes, then unquiesce <text:s/>the database.</text:p>
      <text:p text:style-name="P12"/>
      <text:p text:style-name="P8"><text:tab/><text:tab/>1) db2 connect to saleconn </text:p>
      <text:p text:style-name="P8"><text:tab/><text:tab/>2) db2 unquiesce db </text:p>
      <text:p text:style-name="P8"><text:tab/><text:tab/>3) db2 connect reset </text:p>
      <text:p text:style-name="P8"><text:tab/><text:tab/>4) db2 activate database saleconn </text:p>
      <text:p text:style-name="P8"><text:tab/><text:tab/>5) db2 list active databases.</text:p>
      <text:p text:style-name="P11"/>
      <text:p text:style-name="P6"><text:tab/>After Offline backup :</text:p>
      <text:p text:style-name="P7"><text:tab/></text:p>
      <text:p text:style-name="P7"><text:span text:style-name="T21"><text:tab/></text:span><text:span text:style-name="T28">Note : Before starting HADR and qcapture, please confirm with Todd/Brian</text:span></text:p>
      <text:p text:style-name="P14"><text:tab/>1) <text:s/>Start HADR. </text:p>
      <text:p text:style-name="P18"/>
      <text:p text:style-name="P16"><text:tab/><text:span text:style-name="T4">Start the HADR on standby (g01acirdb020) first : </text:span></text:p>
      <text:p text:style-name="P16"><text:tab/><text:tab/></text:p>
      <text:p text:style-name="P16"><text:tab/><text:tab/>1) db2 deactivate db saleconn </text:p>
      <text:p text:style-name="P16"><text:tab/><text:tab/>2) db2 start hadr on db saleconn as standby</text:p>
      <text:p text:style-name="P18"/>
      <text:p text:style-name="P15"><text:tab/><text:span text:style-name="T4">Then start HADR on primary (g01acirdb019) :</text:span></text:p>
      <text:p text:style-name="P15"><text:s/></text:p>
      <text:p text:style-name="P15"><text:tab/><text:tab/>1) db2 deactivate db saleconn </text:p>
      <text:p text:style-name="P15"><text:tab/><text:tab/>2) db2 start hadr on db saleconn as primary</text:p>
      <text:p text:style-name="P17"/>
      <text:p text:style-name="P15"><text:tab/><text:span text:style-name="T4">Ensure HADR is started and it is in peer state</text:span></text:p>
      <text:p text:style-name="P15"><text:tab/><text:tab/>db2pd -d saleconn -hadr </text:p>
      <text:p text:style-name="P13"><text:tab/>2. Start qcapture on g01acirdb019 server. </text:p>
      <text:p text:style-name="P17"/>
      <text:p text:style-name="P15"><text:soft-page-break/><text:tab/><text:tab/>1) Login to g01acirdb019 server </text:p>
      <text:p text:style-name="P15"><text:tab/><text:tab/>2) Switch to root user (sudo su - ) </text:p>
      <text:p text:style-name="P15"><text:tab/><text:tab/>3) Switch to dpsiwcp <text:s/>user (su - dpsiwcp) </text:p>
      <text:p text:style-name="P15"><text:tab/><text:tab/>4) $cd ~/dpropout </text:p>
      <text:p text:style-name="P17"/>
      <text:p text:style-name="P15"><text:tab/><text:span text:style-name="T4">Start the capture program : </text:span></text:p>
      <text:p text:style-name="P15"><text:tab/><text:tab/>nohup asncap capture_server=SALECONN capture_schema=ASN pwdfile=asnpwd.aut &amp;</text:p>
      <text:p text:style-name="P17"/>
      <text:p text:style-name="P15"><text:tab/><text:span text:style-name="T4">Ensure that qcapture is started : </text:span></text:p>
      <text:p text:style-name="P15"><text:tab/><text:tab/>ps -ef | grep asncap </text:p>
      <text:p text:style-name="P13"><text:tab/>Note : Verify the sync time, It should be current time, it may take some for sync </text:p>
      <text:p text:style-name="P19"/>
      <text:p text:style-name="P15"><text:span text:style-name="T4"><text:tab/></text:span><text:span text:style-name="T18"><text:tab/>db2 "se</text:span>lect * from asn.ibmsnap_prune_set" </text:p>
      <text:p text:style-name="P17"/>
      <text:p text:style-name="P15"><text:tab/><text:span text:style-name="T4">Enable the start_capture job in crontab : </text:span></text:p>
      <text:p text:style-name="P19"/>
      <text:p text:style-name="P15"><text:tab/><text:tab/>crontab -l |grep -i "/home/dpsiwcp/scripts/start_capture" </text:p>
      <text:p text:style-name="P17"/>
      <text:p text:style-name="P15"><text:tab/><text:tab/><text:span text:style-name="T31">00 07 * * 0 /home/dpsiwcp/scripts/start_capture1&gt;&gt;</text:span><text:span text:style-name="T32">/home/dpsiwcp/torun/</text:span></text:p>
      <text:p text:style-name="P9"><text:tab/><text:tab/>start_capture.out 2&gt;&amp;1</text:p>
      <text:p text:style-name="P30"/>
      <text:p text:style-name="P31">5. <text:s/>Start the DB maintenance (reorgs and runstats) </text:p>
      <text:p text:style-name="P30"/>
      <text:p text:style-name="P24"><text:tab/><text:tab/>1) Login to g01acirdb019 server </text:p>
      <text:p text:style-name="P24"><text:tab/><text:tab/>2) Switch to root user(sudo su - ) </text:p>
      <text:p text:style-name="P24"><text:tab/><text:tab/>3) Switch to a1insctp user (su - a1insctp) </text:p>
      <text:p text:style-name="P24"><text:tab/><text:tab/>4) cd /db/dbawork/dbtools </text:p>
      <text:p text:style-name="P30"/>
      <text:p text:style-name="Default_20_Text"><text:span text:style-name="T30"><text:tab/></text:span><text:span text:style-name="T29">To run the Reorgs : </text:span></text:p>
      <text:list xml:id="list461615430814346424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8"><text:span text:style-name="T11"><text:s text:c="21"/></text:span><text:span text:style-name="T12">1) echo "connect to saleconn;" &gt; reorg.db2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20373022082924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9"><text:span text:style-name="T12"><text:s text:c="21"/>2</text:span><text:span text:style-name="T11">) </text:span><text:span text:style-name="T14">db2 -x "select 'reorg table',substr(rtrim(tabschema)||'.'||rtrim(tabname),1,50),';' from syscat.tables where type = 'T' and tabschema not in ('SYSIBM','ASN','ASN_SCT'</text:span><text:span text:style-name="T17">,'A1INSCTP'</text:span><text:span text:style-name="T14">)" &gt;</text:span><text:span text:style-name="T15">&gt;</text:span><text:span text:style-name="T14"> reorg.db2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><text:s text:c="32"/><text:span text:style-name="T33">Note: Replace <text:s/>yyyymmdd with the current date.</text:span></text:p>
      <text:p text:style-name="P59"><text:s text:c="25"/><text:span text:style-name="T41">3</text:span>)nohup db2 -tvf reorg.db2 &gt; reorg.db2.yyyymmdd.log &amp;</text:p>
      <text:p text:style-name="P59"/>
      <text:p text:style-name="P59"><text:s text:c="23"/><text:span text:style-name="T4"><text:s/></text:span><text:span text:style-name="T5">or</text:span></text:p>
      <text:p text:style-name="P59"><text:s text:c="21"/></text:p>
      <text:p text:style-name="P60"><text:s text:c="25"/><text:span text:style-name="T42">4) <text:s/>nohup db2 -tvf reorg.db2 &gt; reorg.$(date +"%Y%m%d-%H-%M").log &amp; <text:s/></text:span></text:p>
      <text:p text:style-name="P59"/>
      <text:p text:style-name="P59"/>
      <text:p text:style-name="P59"/>
      <text:p text:style-name="Default_20_Text"><text:s text:c="26"/></text:p>
      <text:list xml:id="list249874912684536860" text:style-name="L4">
        <text:list-item>
          <text:p text:style-name="P65"><text:soft-page-break/>After Reorgs Completed, Start the Runstats</text:p>
          <text:p text:style-name="P64"><text:s text:c="15"/></text:p>
          <text:p text:style-name="P64"><text:s text:c="15"/>1) Login to g01acirdb019 server </text:p>
        </text:list-item>
      </text:list>
      <text:p text:style-name="P24"><text:tab/><text:tab/>2) Switch to root user(sudo su - ) </text:p>
      <text:p text:style-name="P24"><text:tab/><text:tab/>3) Switch to a1insctp user (su - a1insctp) </text:p>
      <text:p text:style-name="P24"><text:tab/><text:tab/>4) cd /db/dbawork/dbtools </text:p>
      <text:p text:style-name="P24"/>
      <text:p text:style-name="Default_20_Text"><text:span text:style-name="T30"><text:tab/></text:span><text:span text:style-name="T29"> To run the Runstats : </text:span></text:p>
      <text:p text:style-name="P34"><text:span text:style-name="T10"><text:tab/><text:tab/> </text:span><text:span text:style-name="T12">1) echo "connect to saleconn;" &gt; runstats.db2</text:span></text:p>
      <text:p text:style-name="P34"><text:span text:style-name="T10"><text:s text:c="19"/></text:span><text:span text:style-name="T11"><text:s/></text:span></text:p>
      <text:p text:style-name="P34"><text:span text:style-name="T12"><text:s text:c="22"/>2</text:span><text:span text:style-name="T11">) </text:span><text:span text:style-name="T14">db2 -x "select 'runstats on table',substr(rtrim(tabschema)||'.'||rtrim(tabname),1,50),'with <text:tab/><text:tab/> <text:s text:c="4"/>distribution and detailed indexes all shrlevel change;'from syscat.tables where type = 'T'</text:span></text:p>
      <text:p text:style-name="Default_20_Text"><text:span text:style-name="T14"><text:s text:c="27"/>and tabschema not in ('SYSIBM','ASN','ASN_SCT'</text:span><text:span text:style-name="T17">,'A1INSCTP'</text:span><text:span text:style-name="T14">)" &gt;</text:span><text:span text:style-name="T16">&gt;</text:span><text:span text:style-name="T14"> runstats.db2</text:span><text:span text:style-name="T30"> </text:span></text:p>
      <text:p text:style-name="Default_20_Text"><text:span text:style-name="T30"><text:s text:c="38"/></text:span><text:span text:style-name="T34">Note: Replace <text:s/>yyyymmdd with the current date.</text:span></text:p>
      <text:p text:style-name="P24"><text:span text:style-name="T41"><text:s text:c="22"/>3</text:span>) nohup db2 -tvf runstats.db2 &gt; runstats.db2.yyyymmdd.log &amp;</text:p>
      <text:p text:style-name="P24"/>
      <text:p text:style-name="P25"><text:s text:c="22"/><text:span text:style-name="T4">or</text:span></text:p>
      <text:p text:style-name="P25"/>
      <text:p text:style-name="P25"><text:s text:c="23"/>4) nohup db2 -tvf runstats.db2 &gt; runstats.$(date +"%Y%m%d-%H-%M").log &amp;</text:p>
      <text:p text:style-name="P30"/>
      <text:p text:style-name="P31">7. Rebind : </text:p>
      <text:p text:style-name="P23"><text:span text:style-name="T7"><text:s text:c="5"/><text:tab/></text:span><text:span text:style-name="T36">Note : Make sure Reorgs and <text:s/>Runstats are completed before starting rebind</text:span><text:span text:style-name="T6"> </text:span></text:p>
      <text:p text:style-name="P30"/>
      <text:p text:style-name="P24"><text:tab/><text:tab/>1) Login to g01acirdb019 server </text:p>
      <text:p text:style-name="P24"><text:tab/><text:tab/>2) Switch to root user(sudo su - ) </text:p>
      <text:p text:style-name="P24"><text:tab/><text:tab/>3) Switch to a1insctp user (su - a1insctp) <text:s/></text:p>
      <text:p text:style-name="P24"><text:tab/><text:tab/>4) cd /db/dbawork/dbtools/ </text:p>
      <text:p text:style-name="P24"><text:tab/><text:tab/>5) dbrebind.ksh saleconn </text:p>
      <text:p text:style-name="P24"><text:tab/> </text:p>
      <text:p text:style-name="P23"><text:span text:style-name="T7"><text:tab/></text:span><text:span text:style-name="T6">Note : Ensure that all the packages are binded using the following query.</text:span></text:p>
      <text:p text:style-name="P23"><text:span text:style-name="T6"><text:s/></text:span><text:span text:style-name="T7"><text:tab/><text:tab/>$ db2 "select substr(PKGNAME,1,25) PKGNAME, VALIDATE, VALID from syscat.packages" </text:span></text:p>
      <text:p text:style-name="P30"/>
      <text:p text:style-name="P23"><text:span text:style-name="T7"><text:tab/></text:span><text:span text:style-name="T6">Note : If any packages are not binded then rebind them manually.</text:span></text:p>
      <text:p text:style-name="P26"/>
      <text:p text:style-name="P3"/>
      <text:list xml:id="list7709465259254100487" text:style-name="L5">
        <text:list-header>
          <text:p text:style-name="P67"/>
          <text:p text:style-name="P66"><text:span text:style-name="T13">8. <text:s/>To start Apache and Filter using</text:span><text:span text:style-name="T9"> </text:span><text:span text:style-name="T29">Apache Control script :</text:span></text:p>
        </text:list-header>
      </text:list>
      <text:p text:style-name="P24"><text:tab/><text:tab/><text:span text:style-name="T37">NOTE: Filter is no longer running on both http013 &amp; http014. <text:s/>So no need to start filter before starting apache. Start apache directly..</text:span></text:p>
      <text:p text:style-name="P40"><text:soft-page-break/><text:s/><text:tab/><text:tab/><text:span text:style-name="T18">1) Login to <text:s/>G01acihttp013</text:span></text:p>
      <text:p text:style-name="P41"><text:tab/><text:tab/>2) Switch to root user (sudo su - <text:s/>)</text:p>
      <text:p text:style-name="P41"><text:tab/><text:tab/>3) Change to ScAdminsScripts directory (cd /var/www/htdocs/ScAdminScripts)</text:p>
      <text:p text:style-name="P41"><text:tab/><text:tab/>4) ./apacheControl.ksh </text:p>
      <text:p text:style-name="P41"/>
      <text:p text:style-name="P42"><text:tab/></text:p>
      <text:p text:style-name="P42"><text:span text:style-name="T4"><text:tab/><text:tab/></text:span><text:span text:style-name="T18">1) Wait for the completion of the script and check the log file for errors.</text:span></text:p>
      <text:p text:style-name="P41"><text:s text:c="7"/><text:tab/><text:tab/>2) The script send out an email on the task id and individual id's with the log file after</text:p>
      <text:p text:style-name="P41"><text:tab/><text:tab/> <text:s text:c="3"/>completion of execution.</text:p>
      <text:p text:style-name="P41"/>
      <text:p text:style-name="P52"/>
      <text:p text:style-name="P57"><text:s text:c="10"/>Manual Procedure :</text:p>
      <text:p text:style-name="P53"><text:span text:style-name="T4"><text:tab/><text:tab/> <text:s text:c="9"/></text:span><text:span text:style-name="T24">--&gt;</text:span><text:span text:style-name="T26">While starting, we need to start Filter first and then Apache. </text:span></text:p>
      <text:p text:style-name="P33"><text:tab/><text:span text:style-name="T25">To start Filter :</text:span><text:span text:style-name="T22"><text:tab/><text:tab/><text:tab/></text:span></text:p>
      <text:p text:style-name="P56"><text:tab/><text:tab/>/etc/rc.d/init.d/lookup_serviced start</text:p>
      <text:p text:style-name="P56"><text:s text:c="21"/>Note : Ensure that Apache and Filter are started, run the below commands </text:p>
      <text:p text:style-name="P56"><text:s/><text:tab/><text:tab/>ps -ef | grep filter</text:p>
      <text:p text:style-name="P53"><text:span text:style-name="T4"><text:tab/>To start Apache :</text:span><text:tab/></text:p>
      <text:p text:style-name="P53"><text:tab/><text:tab/>/etc/rc.d/init.d/httpd start</text:p>
      <text:p text:style-name="P53"><text:s text:c="11"/><text:span text:style-name="T4">To Check the Apache Status :</text:span></text:p>
      <text:p text:style-name="P53"><text:tab/> <text:s text:c="9"/>/etc/rc.d/init.d/httpd status</text:p>
      <text:p text:style-name="P54"><text:tab/> <text:s text:c="8"/><text:span text:style-name="T18">ps -ef | grep httpd | grep -v grep</text:span> <text:s/></text:p>
      <text:p text:style-name="P54"><text:s text:c="19"/><text:span text:style-name="T18">check the apache status using </text:span><text:span text:style-name="T40">apst</text:span><text:span text:style-name="T18"> command <text:s text:c="5"/></text:span></text:p>
      <text:p text:style-name="P53"><text:span text:style-name="T4"><text:s text:c="7"/></text:span><text:span text:style-name="T22"><text:s/></text:span></text:p>
      <text:p text:style-name="P55"/>
      <text:list xml:id="list5730291779243003884" text:style-name="L6">
        <text:list-item>
          <text:list>
            <text:list-item>
              <text:p text:style-name="P70">Enable the cron jobs on both g01acihttp013 and g01acihttp014.</text:p>
              <text:p text:style-name="P70"/>
            </text:list-item>
          </text:list>
        </text:list-item>
      </text:list>
      <text:p text:style-name="P58"/>
      <text:p text:style-name="P55"/>
      <text:p text:style-name="P55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DSans" svg:font-family="DSans" style:font-family-generic="swiss"/>
    <style:font-face style:name="LKLUG" svg:font-family="LKLUG" style:font-adornments="Bold" style:font-pitch="variable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aree1" svg:font-family="Waree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 loext:contextual-spacing="false"/>
    </style:style>
    <style:style style:name="List" style:family="paragraph" style:parent-style-name="Text_20_Body_20_Single" style:class="list"/>
    <style:style style:name="Caption" style:family="paragraph" style:parent-style-name="Default_20_Text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8256in" style:type="center"/>
          <style:tab-stop style:position="7.652in" style:type="right"/>
        </style:tab-stops>
      </style:paragraph-properties>
      <style:text-properties fo:font-size="10pt" style:font-size-asian="10pt" style:font-size-complex="10pt"/>
    </style:style>
    <style:style style:name="Numbering_20_Symbols" style:display-name="Numbering Symbols" style:family="text">
      <style:text-properties fo:color="#000000" style:font-name="Waree" fo:font-family="Waree" style:font-pitch="variable" fo:font-size="11pt" fo:font-weight="bold" style:font-name-asian="DSans" style:font-family-asian="DSans" style:font-family-generic-asian="swiss" style:font-size-asian="11pt" style:font-weight-asian="bold" style:font-name-complex="DSans" style:font-family-complex="DSans" style:font-family-generic-complex="swiss" style:font-size-complex="11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4272in" fo:margin-right="0.420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IBM Confidenti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2:13:38</meta:creation-date>
    <dc:date>2016-08-27T06:11:10.167697009</dc:date>
    <meta:editing-duration>PT14H32M55S</meta:editing-duration>
    <meta:editing-cycles>30</meta:editing-cycles>
    <meta:generator>LibreOffice/4.3.7.2$Linux_X86_64 LibreOffice_project/430$Build-2</meta:generator>
    <dc:creator>Raghavendra </dc:creator>
    <meta:document-statistic meta:table-count="0" meta:image-count="0" meta:object-count="0" meta:page-count="7" meta:paragraph-count="197" meta:word-count="1210" meta:character-count="8822" meta:non-whitespace-character-count="6795"/>
    <meta:user-defined meta:name="Classification">#@~%!&amp;FF00FFFF013377cf#@~%!&amp;</meta:user-defined>
    <meta:user-defined meta:name="Info 1"/>
    <meta:user-defined meta:name="Info 2"/>
    <meta:user-defined meta:name="Info 3"/>
    <meta:user-defined meta:name="Info 4" meta:value-type="string"/>
  </office:meta>
</office:document-meta>
</file>